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style:text-underline-style="solid" style:text-underline-width="auto" style:text-underline-color="font-color"/>
    </style:style>
    <style:style style:name="P3" style:family="paragraph" style:parent-style-name="Standard">
      <style:paragraph-properties fo:text-align="center" style:justify-single-word="false"/>
      <style:text-properties style:font-name="Arial" style:text-underline-style="solid" style:text-underline-width="auto" style:text-underline-color="font-color" fo:font-weight="bold" style:font-weight-asian="bold" style:font-weight-complex="bold"/>
    </style:style>
    <style:style style:name="P4" style:family="paragraph" style:parent-style-name="Standard">
      <style:text-properties style:font-name="Arial" style:text-underline-style="solid" style:text-underline-width="auto" style:text-underline-color="font-color" fo:font-weight="normal" style:font-weight-asian="normal" style:font-weight-complex="normal"/>
    </style:style>
    <style:style style:name="P5" style:family="paragraph" style:parent-style-name="Standard">
      <style:text-properties style:font-name="Arial" style:text-underline-style="none"/>
    </style:style>
    <style:style style:name="P6" style:family="paragraph" style:parent-style-name="Standard">
      <style:text-properties style:font-name="Arial" style:text-underline-style="none" fo:font-weight="normal" style:font-weight-asian="normal" style:font-weight-complex="normal"/>
    </style:style>
    <style:style style:name="P7" style:family="paragraph" style:parent-style-name="Standard">
      <style:paragraph-properties fo:text-align="start" style:justify-single-word="false"/>
      <style:text-properties style:font-name="Arial" style:text-underline-style="none" fo:font-weight="normal" style:font-weight-asian="normal" style:font-weight-complex="normal"/>
    </style:style>
    <style:style style:name="P8" style:family="paragraph" style:parent-style-name="Standard">
      <style:text-properties style:font-name="Arial" fo:font-weight="bold" style:font-weight-asian="bold" style:font-weight-complex="bold"/>
    </style:style>
    <style:style style:name="P9" style:family="paragraph" style:parent-style-name="Standard">
      <style:text-properties style:font-name="Arial"/>
    </style:style>
    <style:style style:name="P10" style:family="paragraph" style:parent-style-name="Standard" style:list-style-name="L1">
      <style:text-properties style:font-name="Ari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John and I will be talking about cloud computing and libraries today. Specifically, we will be addressing local cloud computing and how it can be used in libraries. We will go over some of the basics – what it is, who is doing it, how it works. <text:s/>We'll also discuss some <text:s/>pros &amp; cons of remote cloud solutions and local cloud solutions, different cloud products – cloud crowd, eucalyptus, (insert others when we figure out what others we will talk about) and finally our successes and failures. I'll begin with an introduction to cloud computing loosely based on an EDUCAUSE publication.</text:p>
      <text:p text:style-name="P3"/>
      <text:p text:style-name="P3">Introduction – What is Cloud Computing</text:p>
      <text:p text:style-name="P1"/>
      <text:p text:style-name="P2">What is it?</text:p>
      <text:p text:style-name="P1"/>
      <text:p text:style-name="P1">The best definition that I have come across is the Wikipedia definition - “Cloud Computing is location-independent computing, whereby shared servers provide resources, software, and data to computers and other devices on demand, as with the electricity grid.”</text:p>
      <text:p text:style-name="P1"/>
      <text:p text:style-name="P1">The EDUCAUSE publication defines it as - “the delivery of scalable IT resources over a network or more broadly, the Internet. As opposed to hosting and operating those resources locally, such as on a college or university network.”</text:p>
      <text:p text:style-name="P1"/>
      <text:p text:style-name="P8">John and I tend to disagree with this, and define it much more broadly as anything that doesn't run on a local machine. Aligning ourselves more so with the Wikipedia definition along the location-independent portion of the definition.</text:p>
      <text:p text:style-name="P1"/>
      <text:p text:style-name="P1">Those resources the EDUCAUSE definition is referring to are typically applications and services, as well as the infrastructure on which they operate. This can be things like virtual private servers, grid-computing or storage solutions. </text:p>
      <text:p text:style-name="P1"/>
      <text:p text:style-name="P1">Although this presentation is mainly on local cloud solutions, I'll briefly mention a couple of remote options and their benefits. John will touch on this area a bit more later – mostly to strike fear into you. When those who are familiar with the topic (or at least me) hear the terms cloud or cloud-computing tossed around, the immediately think of Amazon's two big cloud services <text:s/>- S3 (Simple Storage Service) – think of it as a giant hard drive with no size limit, and you are charged based on how much space you use. <text:s/>The second service is - EC2 (Elastic Compute Cloud) which is their Virtual Private Server environment. With this service you can purchase “instances” - essentially servers with different tech specs - <text:s/>and you are charged based on hours your instance is running along with data transferred. </text:p>
      <text:p text:style-name="P1"/>
      <text:p text:style-name="P1">What is so great about these two services for libraries? </text:p>
      <text:p text:style-name="P1"/>
      <text:list xml:id="list377014179" text:style-name="L1">
        <text:list-item>
          <text:p text:style-name="P10">Using S3 as a digital preservation platform is a alternate and albeit much cheaper option than digital preservation services from Portico or OCLC.</text:p>
        </text:list-item>
        <text:list-item>
          <text:p text:style-name="P10">EC2 – Development. Excellent option for libraries that do not have the IT infrastructure or hardware to compensate for development service environments for developing library applications, web sites, etc,. on. <text:line-break/></text:p>
        </text:list-item>
      </text:list>
      <text:p text:style-name="P1">Libraries can purchase and cancel these resources on an as-needed basis and need not worry about hardware and infrastructure issues – capital costs.</text:p>
      <text:p text:style-name="P1"><text:s/></text:p>
      <text:p text:style-name="P1"><text:soft-page-break/></text:p>
      <text:p text:style-name="P2">How does it work?</text:p>
      <text:p text:style-name="P1"/>
      <text:p text:style-name="P1">We have covered the basics of remote cloud-computing – so, now how does local cloud-computing work? One word – virtualization. </text:p>
      <text:p text:style-name="P1"/>
      <text:p text:style-name="P1">In terms of a similar local cloud service to Amazon's EC2 environment, this can be accomplished with a few very robust machines, Linux, and virtualization software. John will explain this a bit more later in the talk, but basically the robust physical machines host virtual machines which can be quite customizable. These virtual machines can run services and/or applications required by the library. Services like internal chat, version control and bug tracking, development environments and production websites.</text:p>
      <text:p text:style-name="P1"/>
      <text:p text:style-name="P1">In terms of a similar local cloud service to Amazon's S3, this can be accomplished with a couple of servers and storage arrays. The physical storage arrays can be added as needed, and the space virtualized to those who require it.</text:p>
      <text:p text:style-name="P1"/>
      <text:p text:style-name="P1"/>
      <text:p text:style-name="P2">Who is doing it?</text:p>
      <text:p text:style-name="P1"/>
      <text:p text:style-name="P1">Cloud and cloud-like solutions appear to be widespread and growing in higher education, though in relatively focused areas, such as student e-mail. E-mail notwithstanding, higher education institutions are more likely to obtain new services from the cloud than to transition established services that have long been operated by the campus. Many colleges and universities see pockets of cloud service usage in other areas, often led by individual faculty or students looking for the added flexibility and convenience that the cloud can provide. Among the drivers that are encouraging more institutions to contemplate cloud services are </text:p>
      <text:p text:style-name="P1">budget pressures, calls for increased reliability of and access to IT systems, and the need for institutions to provide timely access to the latest IT functionality. </text:p>
      <text:p text:style-name="P1"/>
      <text:p text:style-name="P1"/>
      <text:p text:style-name="P1"/>
      <text:p text:style-name="P2">Why is it significant?</text:p>
      <text:p text:style-name="P1"/>
      <text:p text:style-name="P1">Cloud computing presents IT organizations with a fundamentally different model of operation, one that takes advantage of the maturity of web applications and networks and the rising </text:p>
      <text:p text:style-name="P1">interoperability of computing systems to provide IT services. Cloud providers specialize in particular applications and services, and this expertise allows them to efficiently manage upgrades and maintenance, backups, disaster recovery, and failover functions. As a result, consumers of cloud services may see increased reliability, even as costs decline due to economies of scale and other production factors. With cloud computing, organizations can monitor current needs and make on-the-fly adjustments to increase or decrease capacity, accommodating spikes in demand without paying for unused capacity during slower times. Aside from the potential to lower costs, colleges and universities gain the flexibility of being able to respond quickly to requests for new services by purchasing them from the cloud. Cloud computing encourages IT organizations and providers to increase standardization of protocols and processes so that the many pieces of the cloud computing model can interoperate properly and efficiently. Cloud computing’s scalability is another key benefit to higher education, particularly for research projects that require vast amounts of storage or <text:soft-page-break/>processing capacity for a limited time. Some companies have built data centres near sources of renewable energy, such as wind farms and hydroelectric facilities, and cloud computing affords access to these providers of “green IT.” Finally, cloud computing allows college and university IT providers to make IT costs transparent and thus match consumption of IT services to those who pay for such services.</text:p>
      <text:p text:style-name="P1"/>
      <text:p text:style-name="P2">What are the downsides?</text:p>
      <text:p text:style-name="P1">(John will touch on this later in the talk)</text:p>
      <text:p text:style-name="P1"/>
      <text:p text:style-name="P2">Where is it going?</text:p>
      <text:p text:style-name="P2"/>
      <text:p text:style-name="P5">The emergence of cloud computing as a viable option for a growing number of IT services speaks to a level of Internet penetration and infrastructure maturity that did not exist just a </text:p>
      <text:p text:style-name="P5">few years ago. Analysts expect cloud computing to see mainstream adoption in 2–5 years, and some higher education IT leaders believe that cloud computing programs on campus will increase considerably in the coming years. To the extent that these efforts are successful, confidence in the model and trust in providers will grow, and institutions will be more amenable to transferring a larger number of services to the cloud. Conversely, a breach of trust by a cloud provider would likely leave institutions uneasy about cloud services. </text:p>
      <text:p text:style-name="P5"/>
      <text:p text:style-name="P5">Although the benefits of cloud computing are becoming more tangible, significant policy and technology issues must still be sorted out for it to reach its potential. Even as “public” clouds are being developed, a new class of “private” clouds is taking shape. Whereas public cloud providers offer relatively undifferentiated services, private clouds pursue similar economies of scale but do so while preserving the ability to customize applications and services for consumers. Large organizations, such as statewide offices for higher education, for instance, might invest in cloud services for all the institutions in the system. As greater numbers of campuses consider cloud computing, services that have institutional identification or integration needs are less likely to be sourced from the cloud, and a heterogeneous mix of services—some from the public cloud, others from private clouds, still others developed in-house or purchased and customized—is likely to characterize most institutional IT portfolios. </text:p>
      <text:p text:style-name="P1"/>
      <text:p text:style-name="P2">What is the implications for libraries?</text:p>
      <text:p text:style-name="P1">This is what the talk is all about, and will be our conclusion.</text:p>
      <text:p text:style-name="P1"/>
      <text:p text:style-name="P3">Products</text:p>
      <text:p text:style-name="P4"/>
      <text:p text:style-name="P4">Cloud Crowd</text:p>
      <text:p text:style-name="P4"/>
      <text:p text:style-name="P6">Cloud crowd is an open source ruby project hosted on github. It is an distributed processing program which allows users to create their own jobs or what they call actions. So, this would be actions like batch processing images, OCR, video encoding, text analysis, and scraping. </text:p>
      <text:p text:style-name="P6"/>
      <text:p text:style-name="P6">Why did we want to use it? At McMaster, we have a couple of digital collections with HUGE files – WW1 Trench maps, and aerial photos. The files are range in size from about 600Mb all the way up to 2GB, and I needed to convert these from tif to jpegs, and jpeg2000 for use with Djatoka. I had initially started using a imagemagic command line tool called mogrify which allowed me to batch convert the images to my desired format. Problem was it took an extremely long time – a stopped the job about running for 10 days and being about half way <text:soft-page-break/>completed. </text:p>
      <text:p text:style-name="P6"/>
      <text:p text:style-name="P6">John hopped onto MetaFilter and asked for suggestions, and we had been always thinking of ways we could use bash reduce, Hadoop, or our OSX grid. Neither of use quite grok'd how to setup a mogrify process across any of those projects and John ended coming across Cloud Crowd, and it looked exactly like what we needed. I should also mention that John has a bit of a Ruby fetish. We spent about two weeks experimenting on how to get all this working. Lot's of sysadmin working getting ruby up to date on a number of machines – both OSX and Linux platforms. </text:p>
      <text:p text:style-name="P6"/>
      <text:p text:style-name="P6">Problems – Oh, we had a lot. Besides the sheer amount of leg work getting all these machine up to snuff and ready to run cloud crowd and our desired jobs we had to write our own job scripts. This was not too difficult. We were able to crib from an example, and was probably the smallest issue we had. Once we had our job script and our initial 8 node cloud, the problems came pouring in. Seg faults - painful seg faults. Nodes sporadically dropped out of the cloud because they were taking too long to answer – without throwing any departments or any single person under the bus, our network topography is pretty bad. It ran slow – albeit faster than the single machine running the mogrify script, but slow - and finally output was also sporadic with the nodes dropping out.</text:p>
      <text:p text:style-name="P6"/>
      <text:p text:style-name="P6">In the middle of our little experiment, I working on getting Djatoka (an open source JPEG2000 image server) up and running. Djatoka comes with a couple little handy utilities, one of them being compress which basically convert those big tifs to jpegs, and with maximum efficiency. And, I mean maximum – about 1000x faster than imagemagic/mogrify. This is because the Djatoka compress utility utilizes the Kakadu library.</text:p>
      <text:p text:style-name="P6"/>
      <text:p text:style-name="P6">So, this little project was a fail – but not necessarily a cloud fail. This project initially failed because we were using a very new and unproven tech. The technology was very cool, but John and my limited programming skills did not allow us to contribute the to project in a meaningful way. Moreover, the discovery of the Djatoka compress utility and the speed at which it worked made our initial need for moving this project out to the local cloud completely unnecess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31T22:06:50</meta:creation-date>
    <meta:editing-duration>PT8H54M</meta:editing-duration>
    <meta:editing-cycles>8</meta:editing-cycles>
    <meta:generator>LibreOffice/3.3$Unix LibreOffice_project/330m19$Build-6</meta:generator>
    <dc:date>2011-02-01T18:48:57</dc:date>
    <dc:creator>Nick Ruest</dc:creator>
    <meta:document-statistic meta:table-count="0" meta:image-count="0" meta:object-count="0" meta:page-count="4" meta:paragraph-count="39" meta:word-count="1872" meta:character-count="11454"/>
  </office:meta>
</office:document-meta>
</file>